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03cm" fo:min-width="3.565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31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873cm" fo:min-width="2.419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873cm" fo:min-width="2.42cm"/>
      <style:paragraph-properties style:writing-mode="lr-tb"/>
    </style:style>
    <style:style style:name="gr5" style:family="graphic" style:parent-style-name="objectwithoutfill">
      <style:graphic-properties svg:stroke-color="#000000" draw:marker-end="Arrowheads_20_5" draw:marker-end-width="0.3cm" draw:fill="none" draw:fill-color="#ffffff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3.31cm"/>
      <style:paragraph-properties style:writing-mode="lr-tb"/>
    </style:style>
    <style:style style:name="gr7" style:family="graphic" style:parent-style-name="objectwithoutfill">
      <style:graphic-properties svg:stroke-color="#000000" draw:marker-end="Arrowheads_20_7" draw:marker-end-width="0.3cm" draw:fill="none" draw:fill-color="#ffffff" draw:textarea-vertical-align="middle"/>
    </style:style>
    <style:style style:name="gr8" style:family="graphic" style:parent-style-name="objectwithoutfill">
      <style:graphic-properties svg:stroke-color="#000000" draw:marker-end="Arrowheads_20_8" draw:marker-end-width="0.3cm" draw:fill="none" draw:fill-color="#ffffff" draw:textarea-vertical-align="middl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874cm" fo:min-width="2.419cm"/>
      <style:paragraph-properties style:writing-mode="lr-tb"/>
    </style:style>
    <style:style style:name="gr10" style:family="graphic" style:parent-style-name="objectwithoutfill">
      <style:graphic-properties svg:stroke-color="#000000" draw:marker-end="Arrowheads_20_12" draw:marker-end-width="0.3cm" draw:fill="none" draw:fill-color="#ffffff" draw:textarea-vertical-align="middle"/>
    </style:style>
    <style:style style:name="gr11" style:family="graphic" style:parent-style-name="objectwithoutfill">
      <style:graphic-properties svg:stroke-color="#000000" draw:marker-end="Arrowheads_20_13" draw:marker-end-width="0.3cm" draw:fill="none" draw:fill-color="#ffffff" draw:textarea-vertical-align="middle"/>
    </style:style>
    <style:style style:name="gr12" style:family="graphic" style:parent-style-name="objectwithoutfill">
      <style:graphic-properties svg:stroke-color="#000000" draw:marker-end="Arrowheads_20_14" draw:marker-end-width="0.3cm" draw:fill="none" draw:fill-color="#ffffff" draw:textarea-vertical-align="middl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008cm" fo:min-width="2.374cm"/>
      <style:paragraph-properties style:writing-mode="lr-tb"/>
    </style:style>
    <style:style style:name="gr14" style:family="graphic" style:parent-style-name="objectwithoutfill">
      <style:graphic-properties svg:stroke-color="#000000" draw:marker-end="Arrowheads_20_16" draw:marker-end-width="0.3cm" draw:fill="none" draw:fill-color="#ffffff" draw:textarea-vertical-align="middle"/>
    </style:style>
    <style:style style:name="gr15" style:family="graphic" style:parent-style-name="objectwithoutfill">
      <style:graphic-properties svg:stroke-color="#000000" draw:marker-end="Arrowheads_20_17" draw:marker-end-width="0.3cm" draw:fill="none" draw:fill-color="#ffffff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1.29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064cm" svg:height="1.524cm" svg:x="1cm" svg:y="1cm">
          <text:p text:style-name="P1">cache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xml:id="id2" draw:id="id2" draw:layer="layout" svg:width="3.81cm" svg:height="1.27cm" svg:x="14.97cm" svg:y="6.08cm">
          <text:p text:style-name="P1">Mod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6" draw:id="id6" draw:layer="layout" svg:width="4.127cm" svg:height="1.587cm" svg:x="18.463cm" svg:y="9.89cm">
          <text:p text:style-name="P1">outpu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xml:id="id1" draw:id="id1" draw:layer="layout" svg:width="4.128cm" svg:height="1.587cm" svg:x="8.937cm" svg:y="8.62cm">
          <text:p text:style-name="P1">inpu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3" draw:layer="layout" draw:type="curve" svg:x1="11.001cm" svg:y1="8.62cm" svg:x2="14.97cm" svg:y2="6.715cm" draw:start-shape="id1" draw:start-glue-point="4" draw:end-shape="id2" draw:end-glue-point="3" svg:d="M11001 8620c0-1270 1323-1905 3969-1905" svg:viewBox="0 0 3970 1906">
          <text:p/>
        </draw:connector>
        <draw:custom-shape draw:style-name="gr6" draw:text-style-name="P2" xml:id="id3" draw:id="id3" draw:layer="layout" svg:width="3.81cm" svg:height="1.524cm" svg:x="3.857cm" svg:y="5.762cm">
          <text:p text:style-name="P1">Encod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draw:type="curve" svg:x1="11.001cm" svg:y1="8.62cm" svg:x2="5.762cm" svg:y2="7.286cm" draw:start-shape="id1" draw:start-glue-point="4" draw:end-shape="id3" draw:end-glue-point="2" svg:d="M11001 8620c0-1000-5239-334-5239-1334" svg:viewBox="0 0 5240 1335">
          <text:p/>
        </draw:connector>
        <draw:connector draw:style-name="gr8" draw:text-style-name="P3" draw:layer="layout" draw:type="curve" svg:x1="5.762cm" svg:y1="5.762cm" svg:x2="3.032cm" svg:y2="2.524cm" draw:start-shape="id3" draw:start-glue-point="0" draw:end-shape="id4" draw:end-glue-point="7" svg:d="M5762 5762c0-2428-2730-810-2730-3238" svg:viewBox="0 0 2731 3239">
          <text:p/>
        </draw:connector>
        <draw:custom-shape draw:style-name="gr9" draw:text-style-name="P2" xml:id="id5" draw:id="id5" draw:layer="layout" svg:width="4.127cm" svg:height="1.588cm" svg:x="8.302cm" svg:y="4.174cm">
          <text:p text:style-name="P1">artefact</text:p>
          <text:p text:style-name="P1"><text:span text:style-name="T1">(test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curve" svg:x1="5.064cm" svg:y1="1.762cm" svg:x2="8.302cm" svg:y2="4.968cm" draw:start-shape="id4" draw:start-glue-point="8" draw:end-shape="id5" draw:end-glue-point="6" svg:d="M5064 1762c2428 0 810 3206 3238 3206" svg:viewBox="0 0 3239 3207">
          <text:p/>
        </draw:connector>
        <draw:connector draw:style-name="gr11" draw:text-style-name="P3" draw:layer="layout" draw:type="curve" svg:x1="12.429cm" svg:y1="4.968cm" svg:x2="14.97cm" svg:y2="6.715cm" draw:start-shape="id5" draw:start-glue-point="10" draw:end-shape="id2" draw:end-glue-point="3" svg:d="M12429 4968c1906 0 636 1747 2541 1747" svg:viewBox="0 0 2542 1748">
          <text:p/>
        </draw:connector>
        <draw:connector draw:style-name="gr12" draw:text-style-name="P3" draw:layer="layout" draw:type="curve" svg:x1="18.78cm" svg:y1="6.715cm" svg:x2="18.463cm" svg:y2="10.684cm" draw:start-shape="id2" draw:start-glue-point="1" draw:end-shape="id6" draw:end-glue-point="6" svg:d="M18780 6715c751 0 501 1905-159 1905s-911 2064-158 2064" svg:viewBox="0 0 1241 3970">
          <text:p/>
        </draw:connector>
        <draw:custom-shape draw:style-name="gr13" draw:text-style-name="P2" xml:id="id7" draw:id="id7" draw:layer="layout" svg:width="4.064cm" svg:height="1.778cm" svg:x="1cm" svg:y="8.605cm">
          <text:p text:style-name="P1">artefact<text:line-break/><text:span text:style-name="T1">(train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type="curve" svg:x1="20.527cm" svg:y1="11.477cm" svg:x2="3.032cm" svg:y2="10.383cm" draw:start-shape="id6" draw:start-glue-point="8" draw:end-shape="id7" draw:end-glue-point="8" svg:d="M20527 11477c0 751-17495 1298-17495-1094" svg:viewBox="0 0 17496 1736">
          <text:p/>
        </draw:connector>
        <draw:connector draw:style-name="gr15" draw:text-style-name="P3" draw:layer="layout" draw:type="curve" svg:x1="3.032cm" svg:y1="8.605cm" svg:x2="3.032cm" svg:y2="2.524cm" draw:start-shape="id7" draw:start-glue-point="4" draw:end-shape="id4" draw:end-glue-point="7" svg:d="M3032 8605v-6081" svg:viewBox="0 0 1 6082">
          <text:p/>
        </draw:connector>
        <draw:frame draw:style-name="gr16" draw:text-style-name="P4" draw:layer="layout" svg:width="4.445cm" svg:height="1.547cm" svg:x="6.397cm" svg:y="1.952cm">
          <draw:text-box>
            <text:p><text:span text:style-name="T2">MIPS / element of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05T09:47:06.077722535</meta:creation-date>
    <dc:date>2021-03-23T13:14:19.323772664</dc:date>
    <meta:editing-duration>PT22M35S</meta:editing-duration>
    <meta:editing-cycles>6</meta:editing-cycles>
    <meta:generator>LibreOffice/7.0.3.1$Linux_X86_64 LibreOffice_project/00$Build-1</meta:generator>
    <meta:document-statistic meta:object-count="16"/>
  </office:meta>
</office:document-meta>
</file>